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7c8" officeooo:paragraph-rsid="001667c8"/>
    </style:style>
    <style:style style:name="T1" style:family="text">
      <style:text-properties officeooo:rsid="0017d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xcds<text:span text:style-name="T1">xx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4:03:15.368962547</meta:creation-date>
    <dc:date>2020-09-28T14:05:13.871260972</dc:date>
    <meta:editing-duration>PT2M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